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82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.75cm" svg:x="1cm" svg:y="1.5cm">
          <draw:text-box>
            <text:p>Left stick</text:p>
          </draw:text-box>
        </draw:frame>
        <draw:circle draw:style-name="gr2" draw:text-style-name="P2" draw:layer="layout" svg:width="5.08cm" svg:height="5.08cm" svg:x="7.35cm" svg:y="9.886cm">
          <text:p/>
        </draw:circle>
        <draw:line draw:style-name="gr3" draw:text-style-name="P2" draw:layer="layout" svg:x1="9.89cm" svg:y1="12.426cm" svg:x2="12.684cm" svg:y2="12.045cm">
          <text:p/>
        </draw:line>
        <draw:line draw:style-name="gr3" draw:text-style-name="P2" draw:layer="layout" svg:x1="9.89cm" svg:y1="12.426cm" svg:x2="12.684cm" svg:y2="12.807cm">
          <text:p/>
        </draw:line>
        <draw:line draw:style-name="gr3" draw:text-style-name="P2" draw:layer="layout" svg:x1="7.096cm" svg:y1="12.045cm" svg:x2="9.89cm" svg:y2="12.426cm">
          <text:p/>
        </draw:line>
        <draw:line draw:style-name="gr3" draw:text-style-name="P2" draw:layer="layout" svg:x1="7.096cm" svg:y1="12.807cm" svg:x2="9.89cm" svg:y2="12.426cm">
          <text:p/>
        </draw:line>
        <draw:line draw:style-name="gr3" draw:text-style-name="P2" draw:layer="layout" svg:x1="9.89cm" svg:y1="12.426cm" svg:x2="9.89cm" svg:y2="9.632cm">
          <text:p/>
        </draw:line>
        <draw:line draw:style-name="gr3" draw:text-style-name="P2" draw:layer="layout" svg:x1="9.89cm" svg:y1="15.22cm" svg:x2="9.89cm" svg:y2="12.426cm">
          <text:p/>
        </draw:line>
        <draw:ellipse draw:style-name="gr4" draw:text-style-name="P3" draw:layer="layout" svg:width="1.27cm" svg:height="1.246cm" svg:x="9.255cm" svg:y="11.791cm">
          <text:p/>
        </draw:ellipse>
        <draw:frame draw:style-name="gr5" draw:text-style-name="P4" draw:layer="layout" svg:width="1.524cm" svg:height="0.758cm" svg:x="12.811cm" svg:y="12.049cm">
          <draw:text-box>
            <text:p><text:span text:style-name="T1">1:-1</text:span></text:p>
          </draw:text-box>
        </draw:frame>
        <draw:frame draw:style-name="gr5" draw:text-style-name="P4" draw:layer="layout" svg:width="1.524cm" svg:height="0.758cm" svg:x="5.826cm" svg:y="11.922cm">
          <draw:text-box>
            <text:p><text:span text:style-name="T1">-1:1</text:span></text:p>
          </draw:text-box>
        </draw:frame>
        <draw:frame draw:style-name="gr5" draw:text-style-name="P4" draw:layer="layout" svg:width="1.524cm" svg:height="0.758cm" svg:x="12.43cm" svg:y="10.779cm">
          <draw:text-box>
            <text:p><text:span text:style-name="T1">1:0</text:span></text:p>
          </draw:text-box>
        </draw:frame>
        <draw:frame draw:style-name="gr5" draw:text-style-name="P4" draw:layer="layout" svg:width="1.524cm" svg:height="0.758cm" svg:x="9.255cm" svg:y="15.351cm">
          <draw:text-box>
            <text:p><text:span text:style-name="T1">-1:-1</text:span></text:p>
          </draw:text-box>
        </draw:frame>
        <draw:path draw:style-name="gr6" draw:text-style-name="P2" draw:layer="layout" svg:width="1.523cm" svg:height="-0.001cm" draw:transform="rotate (1.5707963267949) translate (9.89cm 7.604cm)" svg:viewBox="0 0 1524 0" svg:d="M0 0c1397 0 127 0 1524 0">
          <text:p/>
        </draw:path>
        <draw:path draw:style-name="gr6" draw:text-style-name="P2" draw:layer="layout" svg:width="1.523cm" svg:height="0.761cm" draw:transform="rotate (1.5707963267949) translate (13.319cm 9.382cm)" svg:viewBox="0 0 1524 762" svg:d="M0 0c762 127 889 127 1524 762">
          <text:p/>
        </draw:path>
        <draw:path draw:style-name="gr6" draw:text-style-name="P2" draw:layer="layout" svg:width="1.016cm" svg:height="0.905cm" draw:transform="rotate (1.5707963267949) translate (14.9629856946539cm 12.8110000000008cm)" svg:viewBox="0 0 1017 906" svg:d="M381 7c1016-127 762 1524-381 635">
          <text:p/>
        </draw:path>
        <draw:path draw:style-name="gr6" draw:text-style-name="P2" draw:layer="layout" svg:width="1.523cm" svg:height="0.761cm" draw:transform="rotate (-1.5707963267949) translate (7.23299999999955cm 7.85799999999978cm)" svg:viewBox="0 0 1524 762" svg:d="M1524 0c-762 127-889 127-1524 762">
          <text:p/>
        </draw:path>
        <draw:path draw:style-name="gr6" draw:text-style-name="P2" draw:layer="layout" svg:width="1.016cm" svg:height="0.905cm" draw:transform="rotate (-1.5707963267949) translate (5.58901430534652cm 11.7935143986423cm)" svg:viewBox="0 0 1017 906" svg:d="M636 7c-1016-127-762 1524 381 635">
          <text:p/>
        </draw:path>
        <draw:path draw:style-name="gr6" draw:text-style-name="P2" draw:layer="layout" svg:width="0cm" svg:height="1.523cm" svg:x="9.88cm" svg:y="17.256cm" svg:viewBox="0 0 0 1524" svg:d="M0 0c0 1397 0 127 0 1524">
          <text:p/>
        </draw:path>
        <draw:path draw:style-name="gr6" draw:text-style-name="P2" draw:layer="layout" svg:width="1.523cm" svg:height="0.761cm" draw:transform="rotate (-1.5707963267949) translate (14.0709999999981cm 15.4780000000007cm)" svg:viewBox="0 0 1524 762" svg:d="M0 0c762 127 889 127 1524 762">
          <text:p/>
        </draw:path>
        <draw:path draw:style-name="gr6" draw:text-style-name="P2" draw:layer="layout" svg:width="1.523cm" svg:height="0.761cm" draw:transform="rotate (1.5707963267949) translate (6.461cm 17.002cm)" svg:viewBox="0 0 1524 762" svg:d="M1524 0c-762 127-889 127-1524 762">
          <text:p/>
        </draw:path>
        <draw:frame draw:style-name="gr5" draw:text-style-name="P4" draw:layer="layout" svg:width="1.524cm" svg:height="0.758cm" svg:x="9.382cm" svg:y="8.747cm">
          <draw:text-box>
            <text:p><text:span text:style-name="T1">1:1</text:span></text:p>
          </draw:text-box>
        </draw:frame>
        <draw:frame draw:style-name="gr5" draw:text-style-name="P4" draw:layer="layout" svg:width="1.524cm" svg:height="0.758cm" svg:x="6.207cm" svg:y="10.906cm">
          <draw:text-box>
            <text:p><text:span text:style-name="T1">0:1</text:span></text:p>
          </draw:text-box>
        </draw:frame>
        <draw:frame draw:style-name="gr5" draw:text-style-name="P4" draw:layer="layout" svg:width="1.524cm" svg:height="0.758cm" svg:x="12.303cm" svg:y="13.446cm">
          <draw:text-box>
            <text:p><text:span text:style-name="T1">-1:0</text:span></text:p>
          </draw:text-box>
        </draw:frame>
        <draw:frame draw:style-name="gr5" draw:text-style-name="P4" draw:layer="layout" svg:width="1.524cm" svg:height="0.758cm" svg:x="5.953cm" svg:y="13.323cm">
          <draw:text-box>
            <text:p><text:span text:style-name="T1">0:-1</text:span></text:p>
          </draw:text-box>
        </draw:frame>
        <draw:frame draw:style-name="gr7" draw:text-style-name="P1" draw:layer="layout" svg:width="16.002cm" svg:height="5.076cm" svg:x="2.651cm" svg:y="20.304cm">
          <draw:text-box>
            <text:p>In degrees,</text:p>
            <text:p>From 10 to 90 left full, scale right</text:p>
            <text:p>From 90 to 170 right full, scale left</text:p>
            <text:p>From -10 to 10 scale both but flip dir</text:p>
            <text:p>...et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8M23S</meta:editing-duration>
    <meta:editing-cycles>4</meta:editing-cycles>
    <meta:generator>LibreOffice/5.0.5.2$Windows_x86 LibreOffice_project/55b006a02d247b5f7215fc6ea0fde844b30035b3</meta:generator>
    <dc:date>2016-07-19T11:07:18.922000000</dc:date>
    <dc:creator>Marshall Taylor</dc:creator>
    <meta:document-statistic meta:object-count="26"/>
  </office:meta>
</office:document-meta>
</file>